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Impl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Impl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Impl.LocationImpl( String description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Impl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tionImpl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Impl.get( Location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cationImpl.LocationImpl( String description , String uri , int line , int colum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tionImpl.LocationImpl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Impl.LocationImpl( String description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Impl.readResol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Impl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tionImpl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